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ba7a" officeooo:paragraph-rsid="000aba7a"/>
    </style:style>
    <style:style style:name="P2" style:family="paragraph" style:parent-style-name="Text_20_body">
      <style:text-properties officeooo:paragraph-rsid="000fdf59"/>
    </style:style>
    <style:style style:name="P3" style:family="paragraph" style:parent-style-name="Standard">
      <style:text-properties officeooo:rsid="0011f63a" officeooo:paragraph-rsid="00125cdb"/>
    </style:style>
    <style:style style:name="P4" style:family="paragraph" style:parent-style-name="Text_20_body">
      <style:text-properties officeooo:rsid="000fdf59" officeooo:paragraph-rsid="000fdf59"/>
    </style:style>
    <style:style style:name="P5" style:family="paragraph" style:parent-style-name="Text_20_body">
      <style:text-properties officeooo:rsid="001005b6" officeooo:paragraph-rsid="001005b6"/>
    </style:style>
    <style:style style:name="P6" style:family="paragraph" style:parent-style-name="Text_20_body">
      <style:text-properties officeooo:rsid="001005b6" officeooo:paragraph-rsid="0011f63a"/>
    </style:style>
    <style:style style:name="P7" style:family="paragraph" style:parent-style-name="Text_20_body">
      <style:text-properties officeooo:paragraph-rsid="00146632"/>
    </style:style>
    <style:style style:name="P8" style:family="paragraph" style:parent-style-name="Heading_20_1">
      <style:text-properties officeooo:rsid="000aba7a" officeooo:paragraph-rsid="000aba7a"/>
    </style:style>
    <style:style style:name="T1" style:family="text">
      <style:text-properties officeooo:rsid="000aba7a"/>
    </style:style>
    <style:style style:name="T2" style:family="text">
      <style:text-properties officeooo:rsid="000b9687"/>
    </style:style>
    <style:style style:name="T3" style:family="text">
      <style:text-properties officeooo:rsid="000e87aa"/>
    </style:style>
    <style:style style:name="T4" style:family="text">
      <style:text-properties officeooo:rsid="000fdf59"/>
    </style:style>
    <style:style style:name="T5" style:family="text">
      <style:text-properties officeooo:rsid="0011f63a"/>
    </style:style>
    <style:style style:name="T6" style:family="text">
      <style:text-properties officeooo:rsid="0011c5a2"/>
    </style:style>
    <style:style style:name="T7" style:family="text">
      <style:text-properties officeooo:rsid="00125cdb"/>
    </style:style>
    <style:style style:name="T8" style:family="text">
      <style:text-properties officeooo:rsid="00146632"/>
    </style:style>
    <style:style style:name="T9" style:family="text">
      <style:text-properties officeooo:rsid="0014950f"/>
    </style:style>
    <style:style style:name="T10" style:family="text">
      <style:text-properties officeooo:rsid="001519b9"/>
    </style:style>
    <style:style style:name="T11" style:family="text">
      <style:text-properties officeooo:rsid="001530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ssay - aktives Zuhören</text:h>
      <text:p text:style-name="P1"/>
      <text:p text:style-name="P1">Kann ich im Internet aktiv zuhören? Lässt sich Körpersprache durch Emoticons ersetzen? Was macht aktives zuhören aus? Warum muss ich aktiv zuhören?</text:p>
      <text:p text:style-name="P2"><text:span text:style-name="T3">Wikipedia definiert aktives zuhören als die Gefühlsbetonte Reaktion des Zuhörers auf die Botschaft des Sprechers. </text:span><text:span text:style-name="T1">Die</text:span><text:span text:style-name="T4">s</text:span><text:span text:style-name="T1"> </text:span><text:span text:style-name="T4">soll</text:span><text:span text:style-name="T1"> </text:span><text:span text:style-name="T4">für</text:span><text:span text:style-name="T1"> ein positives Gesprächsgefühl beim Redner </text:span><text:span text:style-name="T2">sowie besseres Verständnis beim Zuhörer </text:span><text:span text:style-name="T4">sorgen.</text:span></text:p>
      <text:p text:style-name="P4">Wichtige Punkte sind hierbei den Redner zu ermutigen seine Meinung zu äußern, dar zu stellen wie das Gesagte angenommen wird, versuchen den Sprecher zu verstehen und das Verstandene auf seine Richtigkeit zu prüfen.</text:p>
      <text:p text:style-name="P5">Verkäufer und Berater beherrschen diese Technik teils in ihrer Perfektion. Nun zu der Ausgangsfrage, kann ich dies auch im Internet?</text:p>
      <text:p text:style-name="P6"><text:span text:style-name="T5">Das Problem ist, dass die Gefühlsbetonte Reaktion im Internet schwierig sein kann, da man den Gegenüber nicht sieht und auch viel von der Kommunikation über Körpersprache vonstattengeht, welche im Internet so nicht übermittelt wird.</text:span></text:p>
      <text:p text:style-name="P3"><text:span text:style-name="T6">Ein Teil dieser wird versucht mit Emoticons zu ersetzen, jedoch kann dies auch</text:span><text:span text:style-name="T7"> </text:span><text:span text:style-name="T6">zu Missverständnissen führen da diese nicht immer eindeutig sind.</text:span></text:p>
      <text:p text:style-name="Text_20_body"><text:span text:style-name="T5">Andere Techniken des aktiven Zuhörens wie </text:span><text:span text:style-name="T7">z. B.</text:span><text:span text:style-name="T5"> verbale Äußerungen (ja oder mhmm) sind auch nicht möglich denn im Internet werden normalerweise nur gesamte Sätze bzw. Sinnabschnitte auf einmal auftauchen ohne das diese vorher für den gesprächsbereiter sichtbar sind. Also bleibt nur noch die Reaktionszeit des Gesprächspartners um zu bestimmen ob dieser sich aktiv mit dem Gespräch auseinandersetzt oder nicht.</text:span></text:p>
      <text:p text:style-name="P7"><text:span text:style-name="T8">Ich selbst bin kommuniziere regelmäßig über das Internet wobei ich selbst Emoticons nutze. Es gestaltet sich jedoch schwieriger </text:span><text:span text:style-name="T9">wirklich aktiv zuzuhören, </text:span><text:span text:style-name="T10">da zum Beispiel die Kommunikation </text:span><text:span text:style-name="T11">oft</text:span><text:span text:style-name="T10"> durch kurze afk Zeiten unterbrochen wird.</text:span><text:span text:style-name="T9"> </text:span><text:span text:style-name="T10">Die direkte Kommunikation ist deshalb unverzichtbar und sollte durch das Internet nur ergän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3-04-10T08:29:52</meta:creation-date>
    <dc:date>2013-04-14T21:56:08</dc:date>
    <dc:creator>Dennis </dc:creator>
    <meta:editing-duration>PT1H32M38S</meta:editing-duration>
    <meta:editing-cycles>10</meta:editing-cycles>
    <meta:generator>LibreOffice/4.0.2.2$Linux_X86_64 LibreOffice_project/400m0$Build-2</meta:generator>
    <meta:document-statistic meta:table-count="0" meta:image-count="0" meta:object-count="0" meta:page-count="1" meta:paragraph-count="9" meta:word-count="271" meta:character-count="1854" meta:non-whitespace-character-count="1592"/>
  </office:meta>
</office:document-meta>
</file>